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bac5" officeooo:paragraph-rsid="0004bac5"/>
    </style:style>
    <style:style style:name="P2" style:family="paragraph" style:parent-style-name="Standard">
      <style:text-properties officeooo:rsid="0004bac5" officeooo:paragraph-rsid="0004bac5"/>
    </style:style>
    <style:style style:name="P3" style:family="paragraph" style:parent-style-name="Standard">
      <style:text-properties officeooo:rsid="0005ed53" officeooo:paragraph-rsid="0005ed53"/>
    </style:style>
    <style:style style:name="P4" style:family="paragraph" style:parent-style-name="Standard">
      <style:text-properties fo:font-weight="bold" officeooo:rsid="0004bac5" officeooo:paragraph-rsid="0004bac5" style:font-weight-asian="bold" style:font-weight-complex="bold"/>
    </style:style>
    <style:style style:name="P5" style:family="paragraph" style:parent-style-name="Standard">
      <style:text-properties officeooo:rsid="0007f306" officeooo:paragraph-rsid="0007f306"/>
    </style:style>
    <style:style style:name="P6" style:family="paragraph" style:parent-style-name="Standard">
      <style:text-properties officeooo:rsid="0008d462" officeooo:paragraph-rsid="0008d462"/>
    </style:style>
    <style:style style:name="T1" style:family="text">
      <style:text-properties officeooo:rsid="000a9c81"/>
    </style:style>
    <style:style style:name="T2" style:family="text">
      <style:text-properties officeooo:rsid="000c2c1e"/>
    </style:style>
    <style:style style:name="T3" style:family="text">
      <style:text-properties officeooo:rsid="000cab8e"/>
    </style:style>
    <style:style style:name="T4" style:family="text">
      <style:text-properties officeooo:rsid="000db160"/>
    </style:style>
    <style:style style:name="T5" style:family="text">
      <style:text-properties officeooo:rsid="000e1022"/>
    </style:style>
    <style:style style:name="T6" style:family="text">
      <style:text-properties officeooo:rsid="000fb718"/>
    </style:style>
    <style:style style:name="T7" style:family="text">
      <style:text-properties officeooo:rsid="00115118"/>
    </style:style>
    <style:style style:name="T8" style:family="text">
      <style:text-properties officeooo:rsid="001314f2"/>
    </style:style>
    <style:style style:name="T9" style:family="text">
      <style:text-properties officeooo:rsid="0014194c"/>
    </style:style>
    <style:style style:name="T10" style:family="text">
      <style:text-properties officeooo:rsid="0015a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ent organiser et optimiser la planification d'un traffic aérien ?</text:p>
      <text:p text:style-name="P1"/>
      <text:p text:style-name="P1">Bellman-Ford : </text:p>
      <text:p text:style-name="P1"><text:tab/>Pour chaque arête si la source n’est pas à l’infini :</text:p>
      <text:p text:style-name="P1"><text:tab/><text:tab/>On relache l’arête.</text:p>
      <text:p text:style-name="P3">Tas de fibonacci :</text:p>
      <text:p text:style-name="P3"><text:tab/>forêt d’arbres enracinés, chaque nœud possède :</text:p>
      <text:p text:style-name="P3">- Valeur de priorité</text:p>
      <text:p text:style-name="P3">- Nb d’enfants (degré)</text:p>
      <text:p text:style-name="P3">- Pointeur vers parent et un des enfants.</text:p>
      <text:p text:style-name="P3">MINIMISER LE DEGRE DES NOEUDS</text:p>
      <text:p text:style-name="P3">→ La taille d’un sous-arbre d’un nœud de degré k et au plus de degré Fk+2, Fk k-ième nb de la suite de fibonacci.</text:p>
      <text:p text:style-name="P3"/>
      <text:p text:style-name="P5">Intro</text:p>
      <text:p text:style-name="P5">Pk ce sujet</text:p>
      <text:p text:style-name="P5">→ pertinance de modéliser le trafic par des graphes <text:span text:style-name="T10">pondéré ≥ 0 </text:span></text:p>
      <text:p text:style-name="P6">déroulé</text:p>
      <text:p text:style-name="P6">→ <text:span text:style-name="T1">De 1 avion a plusieurs intéragissant</text:span></text:p>
      <text:p text:style-name="P6">→ <text:span text:style-name="T8">POO</text:span></text:p>
      <text:p text:style-name="P6">→ <text:span text:style-name="T2">Algo décisionel donc pas tjrs chemin le plus petit</text:span></text:p>
      <text:p text:style-name="P6">→ <text:span text:style-name="T3">difficulté code du tas de fibonacci</text:span></text:p>
      <text:p text:style-name="P6"/>
      <text:p text:style-name="P6">→ <text:span text:style-name="T4">mise en place d’un algo permettant </text:span><text:span text:style-name="T5">de générer des graphes aléatoire et d’un algo permettant de tester </text:span><text:span text:style-name="T6">nos algos.</text:span></text:p>
      <text:p text:style-name="P6">→ <text:span text:style-name="T7">explication de Bellman-Ford et Tas de fibo</text:span></text:p>
      <text:p text:style-name="P6"/>
      <text:p text:style-name="P6">→ <text:span text:style-name="T9">résultat et explica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3:56:22.166264756</meta:creation-date>
    <dc:date>2024-06-16T20:45:06.450462934</dc:date>
    <meta:editing-duration>PT1H18M15S</meta:editing-duration>
    <meta:editing-cycles>16</meta:editing-cycles>
    <meta:generator>LibreOffice/7.6.7.2$Linux_X86_64 LibreOffice_project/60$Build-2</meta:generator>
    <meta:document-statistic meta:table-count="0" meta:image-count="0" meta:object-count="0" meta:page-count="1" meta:paragraph-count="22" meta:word-count="157" meta:character-count="852" meta:non-whitespace-character-count="711"/>
  </office:meta>
</office:document-meta>
</file>